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3453in" svg:height="3.2941in" svg:x="4.2276in" svg:y="2.9177in">
            <draw:object draw:notify-on-update-of-ranges="Sheet1.A2:Sheet1.A14 Sheet1.C1:Sheet1.C1 Sheet1.C2:Sheet1.C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.3126in" svg:height="3.3677in" svg:x="9.6154in" svg:y="2.7921in">
            <draw:object draw:notify-on-update-of-ranges="Sheet1.A2:Sheet1.A14 Sheet1.B1:Sheet1.B1 Sheet1.B2:Sheet1.B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uenz [Hz]</text:p>
          </table:table-cell>
          <table:table-cell office:value-type="string" calcext:value-type="string">
            <text:p>Spannung [mV]</text:p>
          </table:table-cell>
          <table:table-cell office:value-type="string" calcext:value-type="string">
            <text:p>Spannung [dB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0" calcext:value-type="float">
            <text:p>1190</text:p>
          </table:table-cell>
          <table:table-cell table:formula="of:=LOG([.B2];10)*20" office:value-type="float" office:value="61.5109392278506" calcext:value-type="float">
            <text:p>61.51093922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0" calcext:value-type="float">
            <text:p>880</text:p>
          </table:table-cell>
          <table:table-cell table:formula="of:=LOG([.B3];10)*20" office:value-type="float" office:value="58.8896534430034" calcext:value-type="float">
            <text:p>58.8896534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table:formula="of:=LOG([.B4];10)*20" office:value-type="float" office:value="55.5630250076729" calcext:value-type="float">
            <text:p>55.56302500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0" calcext:value-type="float">
            <text:p>480</text:p>
          </table:table-cell>
          <table:table-cell table:formula="of:=LOG([.B5];10)*20" office:value-type="float" office:value="53.6248247475117" calcext:value-type="float">
            <text:p>53.62482474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 table:formula="of:=LOG([.B6];10)*20" office:value-type="float" office:value="51.5956719323362" calcext:value-type="float">
            <text:p>51.59567193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table:formula="of:=LOG([.B7];10)*20" office:value-type="float" office:value="49.5424250943932" calcext:value-type="float">
            <text:p>49.54242509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table:formula="of:=LOG([.B8];10)*20" office:value-type="float" office:value="44.6089784275655" calcext:value-type="float">
            <text:p>44.60897842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formula="of:=LOG([.B9];10)*20" office:value-type="float" office:value="39.554472105777" calcext:value-type="float">
            <text:p>39.55447210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table:formula="of:=LOG([.B10];10)*20" office:value-type="float" office:value="36.9019608002851" calcext:value-type="float">
            <text:p>36.90196080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table:formula="of:=LOG([.B11];10)*20" office:value-type="float" office:value="35.5630250076729" calcext:value-type="float">
            <text:p>35.56302500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table:formula="of:=LOG([.B12];10)*20" office:value-type="float" office:value="34.4855173920158" calcext:value-type="float">
            <text:p>34.4855173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" calcext:value-type="float">
            <text:p>45</text:p>
          </table:table-cell>
          <table:table-cell table:formula="of:=LOG([.B13];10)*20" office:value-type="float" office:value="33.0642502755069" calcext:value-type="float">
            <text:p>33.06425027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formula="of:=LOG([.B14];10)*20" office:value-type="float" office:value="31.82129214053" calcext:value-type="float">
            <text:p>31.8212921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 style:data-style-name="N2" text:time-value="22:58:41.700435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6:20.794809529</meta:creation-date>
    <dc:date>2014-07-17T01:08:21.349302732</dc:date>
    <meta:editing-duration>PT7M44S</meta:editing-duration>
    <meta:editing-cycles>4</meta:editing-cycles>
    <meta:generator>LibreOffice/4.2.5.2$Linux_X86_64 LibreOffice_project/420$Build-2</meta:generator>
    <meta:document-statistic meta:table-count="1" meta:cell-count="42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78cm" svg:height="8.368cm" xlink:href=".." xlink:type="simple" chart:class="chart:scatter" chart:style-name="ch1">
        <chart:legend svg:x="5.959cm" svg:y="1.223cm" style:legend-expansion="custom" chartooo:width="3.924cm" chartooo:height="0.701cm" style:legend-expansion-aspect-ratio="5.59771754636234" chart:style-name="ch2"/>
        <chart:plot-area chart:style-name="ch3" table:cell-range-address="Sheet1.A2:Sheet1.A14 Sheet1.C1:Sheet1.C14" chart:data-source-has-labels="row" svg:x="0.721cm" svg:y="0.803cm" svg:width="12.315cm" svg:height="6.417cm">
          <chartooo:coordinate-region svg:x="1.342cm" svg:y="1.002cm" svg:width="11.322cm" svg:height="5.571cm"/>
          <chart:axis chart:dimension="x" chart:name="primary-x" chart:style-name="ch4">
            <chart:title svg:x="5.842cm" svg:y="7.387cm" chart:style-name="ch5">
              <text:p>Frequenz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C2:Sheet1.C14" chart:label-cell-address="Sheet1.C1:Sheet1.C1" chart:class="chart:scatter">
            <chart:domain table:cell-range-address="Sheet1.A2:Sheet1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annung [dB]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4</svg:desc>
                </draw:g>
              </table:table-cell>
              <table:table-cell office:value-type="float" office:value="61.5109392278506">
                <text:p>61.5109392278506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8.8896534430034">
                <text:p>58.889653443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5.5630250076729">
                <text:p>55.5630250076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3.6248247475117">
                <text:p>53.6248247475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.5956719323362">
                <text:p>51.5956719323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49.5424250943932">
                <text:p>49.5424250943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44.6089784275655">
                <text:p>44.6089784275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9.554472105777">
                <text:p>39.554472105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36.9019608002851">
                <text:p>36.9019608002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35.5630250076729">
                <text:p>35.5630250076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4.4855173920158">
                <text:p>34.4855173920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33.0642502755069">
                <text:p>33.0642502755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1.82129214053">
                <text:p>31.821292140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95cm" svg:height="8.555cm" xlink:href=".." xlink:type="simple" chart:class="chart:scatter" chart:style-name="ch1">
        <chart:legend svg:x="7.663cm" svg:y="1.039cm" style:legend-expansion="custom" chartooo:width="4.536cm" chartooo:height="0.885cm" style:legend-expansion-aspect-ratio="5.12542372881356" chart:style-name="ch2"/>
        <chart:plot-area chart:style-name="ch3" table:cell-range-address="Sheet1.A2:Sheet1.B14 Sheet1.B1:Sheet1.B1" chart:data-source-has-labels="row" svg:x="0.719cm" svg:y="0.819cm" svg:width="12.238cm" svg:height="6.584cm">
          <chartooo:coordinate-region svg:x="1.711cm" svg:y="1.019cm" svg:width="10.874cm" svg:height="5.737cm"/>
          <chart:axis chart:dimension="x" chart:name="primary-x" chart:style-name="ch4">
            <chart:title svg:x="5.802cm" svg:y="7.574cm" chart:style-name="ch5">
              <text:p>Frequenz [Hz]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annung [mV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4</svg:desc>
                </draw:g>
              </table:table-cell>
              <table:table-cell office:value-type="float" office:value="1190">
                <text:p>1190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